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.247cm" style:contextual-spacing="false" fo:line-height="115%"/>
    </style:style>
    <style:style style:name="P2" style:family="paragraph" style:parent-style-name="Horizontal_20_Line">
      <style:paragraph-properties fo:margin-top="0cm" fo:margin-bottom="0.247cm" style:contextual-spacing="false" fo:line-height="115%"/>
    </style:style>
    <style:style style:name="P3" style:family="paragraph" style:parent-style-name="Heading_20_2">
      <style:paragraph-properties fo:margin-top="0cm" fo:margin-bottom="0.247cm" style:contextual-spacing="false" fo:line-height="115%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Quotations">
      <style:paragraph-properties fo:margin-top="0cm" fo:margin-bottom="0.247cm" style:contextual-spacing="false" fo:line-height="115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ie Mahlzeiten in Deutschland — A1</text:h>
      <text:p text:style-name="P2"/>
      <text:h text:style-name="P3" text:outline-level="2">Lesetext</text:h>
      <text:p text:style-name="Text_20_body">In Deutschland gibt es vier Mahlzeiten. Die erste Mahlzeit heißt Frühstück. Man frühstückt morgens.</text:p>
      <text:p text:style-name="Text_20_body">Zum Frühstück isst man Brot oder Brötchen. Man trinkt Kaffee, Tee oder Saft. Manchmal gibt es auch ein Ei.</text:p>
      <text:p text:style-name="Text_20_body">Die zweite Mahlzeit heißt Mittagessen. Man isst mittags. Das Mittagessen ist warm. Ein typisches Gericht ist Schnitzel mit Kartoffeln. Es gibt auch Suppe oder Salat.</text:p>
      <text:p text:style-name="Text_20_body">Nachmittags gibt es Kaffee und Kuchen. Man trinkt Kaffee und isst Kuchen. Das ist eine deutsche Tradition.</text:p>
      <text:p text:style-name="Text_20_body">Die letzte Mahlzeit heißt Abendbrot. Man isst abends Brot mit Käse oder Wurst. Das Abendbrot ist kalt. Man trinkt Tee oder Wasser.</text:p>
      <text:p text:style-name="Text_20_body">In Deutschland sind die Mahlzeiten sehr wichtig. Familien essen oft zusammen.</text:p>
      <text:p text:style-name="P2"/>
      <text:h text:style-name="P3" text:outline-level="2">Fragen zum Text</text:h>
      <text:p text:style-name="Text_20_body"><text:span text:style-name="Strong_20_Emphasis">Verständnisfragen</text:span></text:p>
      <text:list text:style-name="L1">
        <text:list-item>
          <text:p text:style-name="P4">Wie viele Mahlzeiten gibt es in Deutschland? </text:p>
        </text:list-item>
        <text:list-item>
          <text:p text:style-name="P4">Wie heißt die erste Mahlzeit? </text:p>
        </text:list-item>
        <text:list-item>
          <text:p text:style-name="P4">Wann isst man das Frühstück? </text:p>
        </text:list-item>
        <text:list-item>
          <text:p text:style-name="P4">Was trinkt man zum Frühstück? </text:p>
        </text:list-item>
        <text:list-item>
          <text:p text:style-name="P4">Wie heißt die zweite Mahlzeit? </text:p>
        </text:list-item>
        <text:list-item>
          <text:p text:style-name="P4">Ist das Mittagessen warm oder kalt? </text:p>
        </text:list-item>
        <text:list-item>
          <text:p text:style-name="P4">Was isst man nachmittags? </text:p>
        </text:list-item>
        <text:list-item>
          <text:p text:style-name="P4">Wie heißt die letzte Mahlzeit? </text:p>
        </text:list-item>
        <text:list-item>
          <text:p text:style-name="P4">Was isst man zum Abendbrot? </text:p>
        </text:list-item>
        <text:list-item>
          <text:p text:style-name="P5">Ist das Abendbrot warm oder kalt? </text:p>
        </text:list-item>
      </text:list>
      <text:p text:style-name="P2"/>
      <text:p text:style-name="Text_20_body"><text:span text:style-name="Strong_20_Emphasis">Persönliche Fragen</text:span></text:p>
      <text:list text:style-name="L2">
        <text:list-item>
          <text:p text:style-name="P6">Was isst du morgens? </text:p>
        </text:list-item>
        <text:list-item>
          <text:p text:style-name="P6">Trinkst du Kaffee oder Tee? </text:p>
        </text:list-item>
        <text:list-item>
          <text:p text:style-name="P6">Isst du mittags warm oder kalt? </text:p>
        </text:list-item>
        <text:list-item>
          <text:p text:style-name="P6">Magst du Kuchen? Welchen Kuchen magst du? </text:p>
        </text:list-item>
        <text:list-item>
          <text:p text:style-name="P7">Was isst du abends? </text:p>
        </text:list-item>
      </text:list>
      <text:p text:style-name="P2"/>
      <text:p text:style-name="P8"><text:span text:style-name="Strong_20_Emphasis">Tipp für den Lehrer:</text:span> Die Verständnisfragen können direkt mit Sätzen aus dem Text beantwortet werden. Das gibt den Schülern Sicherheit. Die persönlichen Fragen üben einfache Ja/Nein- und kurze Ich-Antworten.</text:p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8T10:51:10.229535000</meta:creation-date>
    <dc:date>2026-04-28T10:52:34.264505600</dc:date>
    <meta:editing-duration>PT1M24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2" meta:paragraph-count="27" meta:word-count="243" meta:character-count="1480" meta:non-whitespace-character-count="1263"/>
  </office:meta>
</office:document-meta>
</file>